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in" svg:y="4.17268in" svg:width="5.86719in" svg:height="3.10194in" style:rel-width="scale" style:rel-height="scale">
          <draw:image xlink:href="media/image1.jpg" xlink:type="simple" xlink:show="embed" xlink:actuate="onLoad"/>
          <svg:title/>
          <svg:desc>Silver diamond-studded crown on a black pillow</svg:desc>
        </draw:frame>
        <draw:frame draw:id="id64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2" text:class-names="">Test</text:span><text:span text:style-name="a383" text:class-names=""/></text:p>
          </draw:text-box>
          <svg:title/>
          <svg:desc/>
        </draw:frame>
        <draw:frame draw:id="id65" presentation:style-name="a389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6" text:class-names="">Test</text:span><text:span text:style-name="a3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</dc:title>
    <meta:initial-creator>Trever Gannon</meta:initial-creator>
    <dc:creator>Trever Gannon</dc:creator>
    <meta:creation-date>2021-04-09T04:25:23Z</meta:creation-date>
    <dc:date>2021-04-09T04:27:23Z</dc:date>
    <meta:editing-cycles>1</meta:editing-cycles>
    <meta:editing-duration>PT119S</meta:editing-duration>
    <meta:document-statistic meta:paragraph-count="2" meta:word-count="2"/>
  </office:meta>
</office:document-meta>
</file>